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7889" officeooo:paragraph-rsid="001b7889"/>
    </style:style>
    <style:style style:name="P2" style:family="paragraph" style:parent-style-name="Standard">
      <style:text-properties officeooo:rsid="001b7889" officeooo:paragraph-rsid="001be95d"/>
    </style:style>
    <style:style style:name="P3" style:family="paragraph" style:parent-style-name="Standard">
      <style:text-properties fo:font-weight="bold" officeooo:rsid="001be95d" officeooo:paragraph-rsid="001be95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3c83" officeooo:paragraph-rsid="001d3c83" style:font-weight-asian="bold" style:font-weight-complex="bold"/>
    </style:style>
    <style:style style:name="P5" style:family="paragraph" style:parent-style-name="Standard">
      <style:text-properties officeooo:rsid="001be95d" officeooo:paragraph-rsid="001d1df1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d3c83" officeooo:paragraph-rsid="001d3c8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7be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eb579"/>
    </style:style>
    <style:style style:name="T5" style:family="text">
      <style:text-properties officeooo:rsid="002038db"/>
    </style:style>
    <style:style style:name="T6" style:family="text">
      <style:text-properties officeooo:rsid="00215c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saire JAVA et POO</text:p>
      <text:p text:style-name="P1"/>
      <text:p text:style-name="P2"><text:span text:style-name="T1">Variable : </text:span>pour <text:span text:style-name="T5">définir</text:span> une variable on doit typer <text:s/>la variable.</text:p>
      <text:p text:style-name="P1">Exemple :</text:p>
      <text:p text:style-name="P1">String name = Adrien ;</text:p>
      <text:p text:style-name="P1">Int age = 29 ;</text:p>
      <text:p text:style-name="P1">Boolean student = true ;</text:p>
      <text:p text:style-name="P1"/>
      <text:p text:style-name="P3">Class<text:span text:style-name="T5">e</text:span> : <text:span text:style-name="T4">moule d’un objet, contient attributs et méthodes et constructeurs.</text:span></text:p>
      <text:p text:style-name="P3"/>
      <text:p text:style-name="P3">Objet : <text:span text:style-name="T4">instanciation d’une classe.</text:span></text:p>
      <text:p text:style-name="P3"/>
      <text:p text:style-name="P3">Abstract class : <text:span text:style-name="T4">classe qui n’est pas instanciée, mais avec l’héritage on peut se servir des ses méthodes et attributs.</text:span></text:p>
      <text:p text:style-name="P3"/>
      <text:p text:style-name="P3"><text:span text:style-name="T6">Méthode</text:span>: <text:span text:style-name="T5">fonction d’une classe.</text:span></text:p>
      <text:p text:style-name="P3"/>
      <text:p text:style-name="P3"><text:span text:style-name="T5">Héritage</text:span> (legacy) : <text:span text:style-name="T4">permet de spécialiser des classes. Une classe peut hériter des méthodes et attributs de la classe parent.</text:span></text:p>
      <text:p text:style-name="P3"/>
      <text:p text:style-name="P3">Polymorphisme :</text:p>
      <text:p text:style-name="P3"/>
      <text:p text:style-name="P3">Interface :</text:p>
      <text:p text:style-name="P3"/>
      <text:p text:style-name="P5"><text:span text:style-name="T1">IDE </text:span>: Integrated <text:span text:style-name="T5">développement</text:span> environment. </text:p>
      <text:p text:style-name="P5">C’est un outil qui contient tout ce qui est <text:span text:style-name="T5">nécessaire</text:span> pour <text:span text:style-name="T5">développer</text:span> sur un langage. Pour java il va contenir un <text:span text:style-name="T5">éditeur</text:span> de texte mais aussi le jdk pour compiler et executer des projet java. <text:span text:style-name="T2">Il en existe plusieurs : NetBean, Eclipse, intelliJ. NetBean.</text:span></text:p>
      <text:p text:style-name="P5"/>
      <text:p text:style-name="P4">Conversion : <text:span text:style-name="T3">Conversion d’un type à un autre : cast</text:span></text:p>
      <text:p text:style-name="P6">exemple :</text:p>
      <text:p text:style-name="P6">int a = 29 ;</text:p>
      <text:p text:style-name="P6">double b = (double)a 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55:44.968000000</meta:creation-date>
    <dc:date>2017-03-09T09:54:54.652000000</dc:date>
    <meta:editing-duration>PT2H58M42S</meta:editing-duration>
    <meta:editing-cycles>7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9" meta:word-count="167" meta:character-count="957" meta:non-whitespace-character-count="807"/>
  </office:meta>
</office:document-meta>
</file>